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Standard" style:list-style-name="L1"/>
    <style:style style:name="P3" style:family="paragraph" style:parent-style-name="Standard">
      <style:paragraph-properties fo:text-align="center" style:justify-single-word="false"/>
      <style:text-properties style:font-name="Times New Roman" fo:font-size="32pt" fo:font-style="italic" fo:font-weight="bold" fo:background-color="transparent" style:font-size-asian="32pt" style:font-size-complex="32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ritas Dienste</text:p>
      <text:p text:style-name="Standard"/>
      <text:p text:style-name="P1">Wer kann mich beraten?</text:p>
      <text:p text:style-name="P1"/>
      <text:p text:style-name="Standard"/>
      <text:list xml:id="list5505685095548206880" text:style-name="L1">
        <text:list-item>
          <text:p text:style-name="P2"><text:span text:style-name="T1">Allgemeine Sozialberatung</text:span><text:tab/><text:tab/><text:tab/>Sozialzentrum Göggingen<text:line-break/><text:tab/><text:tab/><text:tab/><text:tab/><text:tab/><text:tab/>Gögginger Straße 92 a<text:line-break/><text:tab/><text:tab/><text:tab/><text:tab/><text:tab/><text:tab/>86199 Augsburg<text:line-break/><text:tab/><text:tab/><text:tab/><text:tab/><text:tab/><text:tab/>Tel. 0821 – 570 48 33<text:line-break/><text:line-break/><text:tab/><text:tab/><text:tab/><text:tab/><text:tab/><text:tab/>Sozialzentrum Schwabmünchen<text:line-break/><text:tab/><text:tab/><text:tab/><text:tab/><text:tab/><text:tab/>Museumstraße 20<text:line-break/><text:tab/><text:tab/><text:tab/><text:tab/><text:tab/><text:tab/>86830 Schwabmünchen<text:line-break/><text:tab/><text:tab/><text:tab/><text:tab/><text:tab/><text:tab/>Tel. 08232 – 90 63 10<text:line-break/><text:line-break/><text:tab/><text:tab/><text:tab/><text:tab/><text:tab/><text:tab/>Sozialzentrum Königsbrunn<text:line-break/><text:tab/><text:tab/><text:tab/><text:tab/><text:tab/><text:tab/>Bgm- Wohlfahrt-Straße 98<text:line-break/><text:tab/><text:tab/><text:tab/><text:tab/><text:tab/><text:tab/>86343 Königsbrunn<text:line-break/><text:tab/><text:tab/><text:tab/><text:tab/><text:tab/><text:tab/>Tel. 08231 – 34 07 81<text:line-break/><text:line-break/><text:tab/><text:tab/><text:tab/><text:tab/><text:tab/><text:tab/>Sozialzentrum Gersthofen<text:line-break/><text:tab/><text:tab/><text:tab/><text:tab/><text:tab/><text:tab/>Schulstraße 1 a<text:line-break/><text:tab/><text:tab/><text:tab/><text:tab/><text:tab/><text:tab/>86368 Gersthofen<text:line-break/><text:tab/><text:tab/><text:tab/><text:tab/><text:tab/><text:tab/>Tel. 0821 – 2 99 46 12<text:line-break/></text:p>
        </text:list-item>
        <text:list-item>
          <text:p text:style-name="P2"><text:span text:style-name="T1">Schuldner - / Insolvenzberatung</text:span><text:tab/><text:tab/>Sozialzentrum Göggingen<text:line-break/><text:tab/><text:tab/><text:tab/><text:tab/><text:tab/><text:tab/>Gögginger Straße 92 a<text:line-break/><text:tab/><text:tab/><text:tab/><text:tab/><text:tab/><text:tab/>86199 Augsburg<text:line-break/><text:tab/><text:tab/><text:tab/><text:tab/><text:tab/><text:tab/>Tel. 0821 – 570 48 36<text:line-break/><text:tab/><text:tab/><text:tab/><text:tab/><text:tab/><text:tab/>Tel. 0821 – 570 48 34<text:line-break/></text:p>
        </text:list-item>
        <text:list-item>
          <text:p text:style-name="P2"><text:span text:style-name="T1">Betreuungsverein</text:span><text:tab/><text:tab/><text:tab/><text:tab/>Sozialzentrum Göggingen<text:line-break/><text:tab/><text:tab/><text:tab/><text:tab/><text:tab/><text:tab/>Gögginger Straße 92 a<text:line-break/><text:tab/><text:tab/><text:tab/><text:tab/><text:tab/><text:tab/>86199 Augsburg<text:line-break/><text:tab/><text:tab/><text:tab/><text:tab/><text:tab/><text:tab/>Tel. 0821 – 570 48 32<text:line-break/><text:tab/><text:tab/><text:tab/><text:tab/><text:tab/><text:tab/>Tel. 0821 – 570 48 31<text:line-break/><text:tab/><text:tab/><text:tab/><text:tab/><text:tab/><text:tab/>Tel. 0821 – 570 48 30<text:line-break/><text:tab/><text:tab/><text:tab/><text:tab/><text:tab/><text:tab/>Tel. 0821 – 570 48 41<text:line-break/></text:p>
        </text:list-item>
        <text:list-item>
          <text:p text:style-name="P2"><text:span text:style-name="T1">Offene Behindertenarbeit</text:span><text:tab/><text:tab/><text:tab/>Sozialzentrum Göggingen<text:line-break/><text:tab/><text:tab/><text:tab/><text:tab/><text:tab/><text:tab/>Gögginger Straße 92 a<text:line-break/><text:tab/><text:tab/><text:tab/><text:tab/><text:tab/><text:tab/>86199 Augsburg<text:line-break/><text:tab/><text:tab/><text:tab/><text:tab/><text:tab/><text:tab/>Tel. 0821 – 570 48 13<text:line-break/><text:tab/><text:tab/><text:tab/><text:tab/><text:tab/><text:tab/>Tel. 0821 – 570 48 17<text:line-break/>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0.4.2$Windows_x86 LibreOffice_project/9e9821abd0ffdbc09cd8c52eaa574fa09eb08f2</meta:generator>
    <dc:date>2013-06-21T01:33:29.54</dc:date>
    <meta:document-statistic meta:table-count="0" meta:image-count="0" meta:object-count="0" meta:page-count="1" meta:paragraph-count="6" meta:word-count="132" meta:character-count="1030" meta:non-whitespace-character-count="707"/>
    <meta:user-defined meta:name="Info 1"/>
    <meta:user-defined meta:name="Info 2"/>
    <meta:user-defined meta:name="Info 3"/>
    <meta:user-defined meta:name="Info 4"/>
  </office:meta>
</office:document-meta>
</file>